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Arial"/>
    </style:style>
    <style:style style:name="P2" style:family="paragraph" style:parent-style-name="Standard">
      <style:paragraph-properties fo:line-height="150%"/>
      <style:text-properties style:font-name="Times new roman"/>
    </style:style>
    <style:style style:name="P3" style:family="paragraph" style:parent-style-name="Standard" style:list-style-name="L1">
      <style:paragraph-properties fo:line-height="150%"/>
      <style:text-properties style:font-name="Times new roman"/>
    </style:style>
    <style:style style:name="P4" style:family="paragraph" style:parent-style-name="Standard">
      <style:paragraph-properties fo:line-height="150%"/>
      <style:text-properties style:font-name="Times new roman" fo:font-weight="bold" style:font-weight-asian="bold" style:font-weight-complex="bold"/>
    </style:style>
    <style:style style:name="P5" style:family="paragraph" style:parent-style-name="Text_20_body">
      <style:text-properties fo:font-weight="bold" style:font-weight-asian="bold" style:font-weight-complex="bold"/>
    </style:style>
    <style:style style:name="P6" style:family="paragraph" style:parent-style-name="Text_20_body">
      <style:text-properties style:font-name="Times new roman" fo:font-weight="bold" style:font-weight-asian="bold" style:font-weight-complex="bold"/>
    </style:style>
    <style:style style:name="T1" style:family="text">
      <style:text-properties style:font-name="Times new roman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pitch="variable" style:font-charset="x-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ransfer Methods</text:h>
      <text:p text:style-name="P5">Goal of transfer</text:p>
      <text:p text:style-name="Text_20_body">increase retention<text:span text:style-name="T1"> and practical aplication</text:span></text:p>
      <text:p text:style-name="P6">Relevant roles</text:p>
      <text:list xml:id="list748718211" text:style-name="L1">
        <text:list-item>
          <text:p text:style-name="P3">Participants</text:p>
        </text:list-item>
        <text:list-item>
          <text:p text:style-name="P3">Team leaders</text:p>
        </text:list-item>
        <text:list-item>
          <text:p text:style-name="P3">HR</text:p>
        </text:list-item>
        <text:list-item>
          <text:p text:style-name="P3">Trainer</text:p>
        </text:list-item>
        <text:list-item>
          <text:p text:style-name="P3">Closing remarks by each panelist.</text:p>
        </text:list-item>
      </text:list>
      <text:p text:style-name="P4">Question at beginning</text:p>
      <text:p text:style-name="P2">Imagine the training was successful. What changes for you?</text:p>
      <text:p text:style-name="P4">72h Rule</text:p>
      <text:p text:style-name="P2">Do the first step within 3 days, even if it is a very small one.</text:p>
      <text:p text:style-name="P2">Share with someone (partner or group)</text:p>
      <text:p text:style-name="P4">Tandem</text:p>
      <text:p text:style-name="P2">share goals in pairs</text:p>
      <text:p text:style-name="P4">Upside-down</text:p>
      <text:p text:style-name="P2">with constructive deduction</text:p>
      <text:p text:style-name="P4">Locate yourself on a scale 0-100% towards your goal pre and post</text:p>
      <text:p text:style-name="P4">Send infos two weeks later</text:p>
      <text:p text:style-name="P2">Follow-up by trainer or letter to myself</text:p>
      <text:p text:style-name="P4">Questions with standing up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tian Rother</meta:initial-creator>
    <meta:creation-date>2013-04-10T10:59:00.70</meta:creation-date>
    <dc:date>2014-10-29T20:46:28</dc:date>
    <dc:creator>Academis </dc:creator>
    <meta:editing-duration>PT6M5S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1" meta:paragraph-count="22" meta:word-count="99" meta:character-count="568" meta:non-whitespace-character-count="496"/>
  </office:meta>
</office:document-meta>
</file>